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057071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22a50d" officeooo:paragraph-rsid="0022a50d" style:font-size-asian="12pt" style:font-weight-asian="bold" style:font-name-complex="Droid Sans" style:font-size-complex="12pt" style:font-weight-complex="bold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1f0e1f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24a2f7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277e4b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name-complex="Droid Sans" style:font-size-complex="12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1a30" officeooo:paragraph-rsid="001f1a30" style:font-size-asian="12pt" style:font-weight-asian="normal" style:font-name-complex="Droid Sans" style:font-size-complex="12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d34e" officeooo:paragraph-rsid="0024a2f7" style:font-size-asian="12pt" style:font-weight-asian="normal" style:font-name-complex="Droid Sans" style:font-size-complex="12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d34e" officeooo:paragraph-rsid="0024a2f7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24a2f7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277e4b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d34e" officeooo:paragraph-rsid="0024a2f7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bold" officeooo:rsid="001f1a30" officeooo:paragraph-rsid="001f1a30" style:font-size-asian="12pt" style:font-weight-asian="bold" style:font-size-complex="12pt" style:font-weight-complex="bold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7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8" style:family="text">
      <style:text-properties style:font-name="Droid Sans" fo:font-weight="bold" style:font-weight-asian="bold" style:font-name-complex="Droid Sans" style:font-weight-complex="bold"/>
    </style:style>
    <style:style style:name="T9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10" style:family="text">
      <style:text-properties style:font-name="Droid Sans" fo:font-weight="bold" officeooo:rsid="001f1a30" style:font-weight-asian="bold" style:font-name-complex="Droid Sans" style:font-weight-complex="bold"/>
    </style:style>
    <style:style style:name="T11" style:family="text">
      <style:text-properties style:font-name="Droid Sans" fo:font-weight="bold" officeooo:rsid="0024a2f7" style:font-weight-asian="bold" style:font-name-complex="Droid Sans" style:font-weight-complex="bold"/>
    </style:style>
    <style:style style:name="T12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13" style:family="text">
      <style:text-properties style:font-name="Droid Sans" fo:font-weight="bold" officeooo:rsid="002cfeca" style:font-weight-asian="bold" style:font-name-complex="Droid Sans" style:font-weight-complex="bold"/>
    </style:style>
    <style:style style:name="T14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15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16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17" style:family="text">
      <style:text-properties style:font-name="Droid Sans" fo:font-weight="normal" officeooo:rsid="0024a2f7" style:font-weight-asian="normal" style:font-name-complex="Droid Sans" style:font-weight-complex="normal"/>
    </style:style>
    <style:style style:name="T18" style:family="text">
      <style:text-properties style:font-name="Droid Sans" fo:font-weight="normal" officeooo:rsid="0028d618" style:font-weight-asian="normal" style:font-name-complex="Droid Sans" style:font-weight-complex="normal"/>
    </style:style>
    <style:style style:name="T19" style:family="text">
      <style:text-properties style:font-name="Droid Sans" fo:font-weight="normal" officeooo:rsid="0028ecde" style:font-weight-asian="normal" style:font-name-complex="Droid Sans" style:font-weight-complex="normal"/>
    </style:style>
    <style:style style:name="T20" style:family="text">
      <style:text-properties style:font-name="Droid Sans" style:font-name-complex="Droid Sans"/>
    </style:style>
    <style:style style:name="T21" style:family="text">
      <style:text-properties style:font-name="Droid Sans" officeooo:rsid="0024a2f7" style:font-name-complex="Droid Sans"/>
    </style:style>
    <style:style style:name="T22" style:family="text">
      <style:text-properties style:font-name="Droid Sans" officeooo:rsid="001fd34e" style:font-name-complex="Droid Sans"/>
    </style:style>
    <style:style style:name="T23" style:family="text">
      <style:text-properties style:font-name="Droid Sans" officeooo:rsid="00277e4b" style:font-name-complex="Droid Sans"/>
    </style:style>
    <style:style style:name="T24" style:family="text">
      <style:text-properties style:font-name="Droid Sans" officeooo:rsid="0028d618" style:font-name-complex="Droid Sans"/>
    </style:style>
    <style:style style:name="T25" style:family="text">
      <style:text-properties style:font-name="Droid Sans" officeooo:rsid="0028ecde" style:font-name-complex="Droid Sans"/>
    </style:style>
    <style:style style:name="T26" style:family="text">
      <style:text-properties style:font-name="Droid Sans" officeooo:rsid="002cfeca" style:font-name-complex="Droid Sans"/>
    </style:style>
    <style:style style:name="T27" style:family="text">
      <style:text-properties style:font-name="Droid Sans" officeooo:rsid="00277e4b"/>
    </style:style>
    <style:style style:name="T28" style:family="text">
      <style:text-properties officeooo:rsid="00057071"/>
    </style:style>
    <style:style style:name="T29" style:family="text">
      <style:text-properties officeooo:rsid="00090694"/>
    </style:style>
    <style:style style:name="T30" style:family="text">
      <style:text-properties officeooo:rsid="001071db"/>
    </style:style>
    <style:style style:name="T31" style:family="text">
      <style:text-properties officeooo:rsid="00179b8b"/>
    </style:style>
    <style:style style:name="T32" style:family="text">
      <style:text-properties officeooo:rsid="001cdc9c"/>
    </style:style>
    <style:style style:name="T33" style:family="text">
      <style:text-properties style:font-name-complex="Droid Sans"/>
    </style:style>
    <style:style style:name="T34" style:family="text">
      <style:text-properties officeooo:rsid="00023665" style:font-name-complex="Droid Sans"/>
    </style:style>
    <style:style style:name="T35" style:family="text">
      <style:text-properties officeooo:rsid="0024a2f7" style:font-name-complex="Droid Sans"/>
    </style:style>
    <style:style style:name="T36" style:family="text">
      <style:text-properties officeooo:rsid="00277e4b" style:font-name-complex="Droid Sans"/>
    </style:style>
    <style:style style:name="T37" style:family="text">
      <style:text-properties officeooo:rsid="00261283"/>
    </style:style>
    <style:style style:name="T38" style:family="text">
      <style:text-properties officeooo:rsid="00277e4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ohamed Shrief</text:p>
      <text:p text:style-name="P4"><text:span text:style-name="T31">Junior</text:span> <text:span text:style-name="T30">Backend </text:span><text:span text:style-name="T32">&amp; </text:span><text:span text:style-name="T30">Frontend developer</text:span></text:p>
      <text:p text:style-name="P10"><text:span text:style-name="T6">Portfolio</text:span><text:span text:style-name="T7">: m-shrief.github.io/site/ <text:s text:c="42"/></text:span><text:span text:style-name="T6">Mail</text:span><text:span text:style-name="T7">: m.shrief.dev@proton.me</text:span></text:p>
      <text:p text:style-name="P8"><text:span text:style-name="T1">GitHub</text:span>: github.com/m-shrief <text:s text:c="50"/><text:span text:style-name="T1">Phone</text:span>: +201025331595</text:p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12">JavaScript &amp; TypeScript </text:p>
        </text:list-item>
        <text:list-item>
          <text:p text:style-name="P14">Nodejs &amp; Express.js</text:p>
        </text:list-item>
        <text:list-item>
          <text:p text:style-name="P12">Postgres, MongoDB <text:span text:style-name="T29">and Redis</text:span></text:p>
        </text:list-item>
        <text:list-item>
          <text:p text:style-name="P15">HTML, CSS and SCSS</text:p>
        </text:list-item>
        <text:list-item>
          <text:p text:style-name="P13">Vuejs’ <text:span text:style-name="T4">ecosystem</text:span> <text:span text:style-name="T4">(</text:span>Vite, Pinia, vue-router <text:span text:style-name="T4">and </text:span>VitePress<text:span text:style-name="T4">)</text:span></text:p>
        </text:list-item>
        <text:list-item>
          <text:p text:style-name="P16">Astro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30">)</text:span>:</text:p>
      <text:p text:style-name="P7"><text:tab/>It's concerned with Arabic literature. It assumes a business model <text:span text:style-name="T28">that enable customers to order a print of Arabic literature in specific customization, and follow up the process. It provides better experience for partners to make bulk orders fast and easy.</text:span></text:p>
      <text:p text:style-name="P1"/>
      <text:p text:style-name="P6"><text:span text:style-name="T33">My Role: Frontend &amp; Backend development, </text:span><text:span text:style-name="T35">it have 2 versions</text:span><text:span text:style-name="T34">:</text:span></text:p>
      <text:p text:style-name="P5"/>
      <text:list text:style-name="L2">
        <text:list-item>
          <text:p text:style-name="P26"><text:span text:style-name="T10">“Adeeb أديب ” </text:span><text:span text:style-name="T8">SSR with </text:span><text:span text:style-name="T13">a </text:span><text:span text:style-name="T8">REST API </text:span><text:span text:style-name="T11">(</text:span><text:a xlink:type="simple" xlink:href="https://github.com/M-Shrief/Adeeb_Astro_SSR" text:style-name="Internet_20_link" text:visited-style-name="Visited_20_Internet_20_Link"><text:span text:style-name="T21">Fronten</text:span><text:span text:style-name="T24">d’</text:span><text:span text:style-name="T25">s</text:span><text:span text:style-name="T24"> repo</text:span></text:a><text:span text:style-name="T21"> – </text:span><text:a xlink:type="simple" xlink:href="https://github.com/M-Shrief/Adeeb_ExpressTS_Postgres" text:style-name="Internet_20_link" text:visited-style-name="Visited_20_Internet_20_Link"><text:span text:style-name="T21">Backen</text:span><text:span text:style-name="T24">d’</text:span><text:span text:style-name="T25">s</text:span><text:span text:style-name="T24"> repo</text:span></text:a><text:span text:style-name="T21">)</text:span></text:p>
          <text:list>
            <text:list-item>
              <text:p text:style-name="P17">Tech stack:</text:p>
              <text:list>
                <text:list-item>
                  <text:p text:style-name="P18">TypeScript</text:p>
                </text:list-item>
                <text:list-item>
                  <text:p text:style-name="P18">Astro <text:span text:style-name="T38">&amp; </text:span>Vuejs</text:p>
                </text:list-item>
                <text:list-item>
                  <text:p text:style-name="P26"><text:span text:style-name="T20">Nodejs </text:span><text:span text:style-name="T21">&amp; </text:span><text:span text:style-name="T20">Expressjs</text:span></text:p>
                </text:list-item>
                <text:list-item>
                  <text:p text:style-name="P26"><text:span text:style-name="T20">Postgres </text:span><text:span text:style-name="T23">&amp; </text:span><text:span text:style-name="T21">TypeORM </text:span><text:span text:style-name="T23">with </text:span><text:span text:style-name="T22">Redis</text:span></text:p>
                </text:list-item>
              </text:list>
            </text:list-item>
            <text:list-item>
              <text:p text:style-name="P27"><text:span text:style-name="T22">C</text:span><text:span text:style-name="T20">haracteristics: </text:span></text:p>
              <text:list>
                <text:list-item>
                  <text:p text:style-name="P19">JWT authentication &amp; authorization</text:p>
                </text:list-item>
                <text:list-item>
                  <text:p text:style-name="P27"><text:span text:style-name="T5">Data validation </text:span><text:span text:style-name="T27">with vee-validate &amp; Yup</text:span></text:p>
                </text:list-item>
                <text:list-item>
                  <text:p text:style-name="P24">Dark/Light Theme</text:p>
                </text:list-item>
                <text:list-item>
                  <text:p text:style-name="P20">API tests with Mocha &amp; Chai.</text:p>
                </text:list-item>
              </text:list>
            </text:list-item>
          </text:list>
        </text:list-item>
        <text:list-item>
          <text:p text:style-name="P29"><text:span text:style-name="T20">“Adeeb أديب ” SPA <text:s/>with </text:span><text:span text:style-name="T26">a s</text:span><text:span text:style-name="T20">REST API </text:span><text:span text:style-name="T21">(</text:span><text:a xlink:type="simple" xlink:href="https://github.com/M-Shrief/Adeeb_Vue_TS" text:style-name="Internet_20_link" text:visited-style-name="Visited_20_Internet_20_Link"><text:span text:style-name="T17">Fronten</text:span><text:span text:style-name="T18">d’</text:span><text:span text:style-name="T19">s</text:span><text:span text:style-name="T18"> repo</text:span></text:a><text:span text:style-name="T17"> – </text:span><text:a xlink:type="simple" xlink:href="https://github.com/M-Shrief/Adeeb_ExpressTS" text:style-name="Internet_20_link" text:visited-style-name="Visited_20_Internet_20_Link"><text:span text:style-name="T17">Backen</text:span><text:span text:style-name="T18">d’</text:span><text:span text:style-name="T19">s</text:span><text:span text:style-name="T18"> repo</text:span></text:a><text:span text:style-name="T17">)</text:span></text:p>
          <text:list>
            <text:list-item>
              <text:p text:style-name="P21">Tech Stack:</text:p>
              <text:list>
                <text:list-item>
                  <text:p text:style-name="P22">TypeScript</text:p>
                </text:list-item>
                <text:list-item>
                  <text:p text:style-name="P25"><text:span text:style-name="T33">Vuejs </text:span><text:span text:style-name="T36">with </text:span><text:span text:style-name="T33">Pinia </text:span><text:span text:style-name="T35">&amp; </text:span><text:span text:style-name="T33">vue-router</text:span></text:p>
                </text:list-item>
                <text:list-item>
                  <text:p text:style-name="P28"><text:span text:style-name="T20">Nodejs </text:span><text:span text:style-name="T21">&amp; </text:span><text:span text:style-name="T20">Expressjs</text:span></text:p>
                </text:list-item>
                <text:list-item>
                  <text:p text:style-name="P22">MongoDB <text:span text:style-name="T38">with </text:span>Redis</text:p>
                </text:list-item>
              </text:list>
            </text:list-item>
            <text:list-item>
              <text:p text:style-name="P27"><text:span text:style-name="T22">C</text:span><text:span text:style-name="T20">haracteristics: </text:span></text:p>
              <text:list>
                <text:list-item>
                  <text:p text:style-name="P19">JWT authentication &amp; authorization</text:p>
                </text:list-item>
                <text:list-item>
                  <text:p text:style-name="P27"><text:span text:style-name="T5">Data validation </text:span><text:span text:style-name="T27">with vee-validate &amp; Yup</text:span></text:p>
                </text:list-item>
                <text:list-item>
                  <text:p text:style-name="P24">Dark/Light Theme</text:p>
                </text:list-item>
                <text:list-item>
                  <text:p text:style-name="P20">API tests with Mocha &amp; Chai, frontend component testing with Cypress</text:p>
                </text:list-item>
              </text:list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&amp; Courses</text:p>
      <text:list text:style-name="L3">
        <text:list-item>
          <text:p text:style-name="P23"><text:span text:style-name="T1">CMU</text:span>, Intro to Database Systems (2022) </text:p>
        </text:list-item>
        <text:list-item>
          <text:p text:style-name="P30"><text:span text:style-name="T9">Redis Uni</text:span><text:span text:style-name="T12">versity</text:span><text:span text:style-name="T9">, </text:span><text:span text:style-name="T14">Introduction to Redis Data Structures </text:span><text:span text:style-name="T15">(</text:span><text:a xlink:type="simple" xlink:href="https://university.redis.com/certificates/3dca706d75e5426e8438a7d54602e379" text:style-name="Internet_20_link" text:visited-style-name="Visited_20_Internet_20_Link"><text:span text:style-name="T16">certificate</text:span></text:a><text:span text:style-name="T15">)</text:span></text:p>
        </text:list-item>
        <text:list-item>
          <text:p text:style-name="P30"><text:span text:style-name="T3">IBM, </text:span><text:span text:style-name="T28">I</text:span>ntroduction to DevOps</text:p>
        </text:list-item>
        <text:list-item>
          <text:p text:style-name="P31"><text:span text:style-name="T2">IBM</text:span><text:span text:style-name="T28">, I</text:span>ntroduction to Cloud Computing.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8-16T22:34:16.494746397</dc:date>
    <meta:editing-duration>PT4H21M35S</meta:editing-duration>
    <meta:editing-cycles>37</meta:editing-cycles>
    <meta:generator>LibreOffice/7.5.5.2$Linux_X86_64 LibreOffice_project/50$Build-2</meta:generator>
    <meta:document-statistic meta:table-count="0" meta:image-count="0" meta:object-count="0" meta:page-count="1" meta:paragraph-count="45" meta:word-count="250" meta:character-count="1973" meta:non-whitespace-character-count="1700"/>
  </office:meta>
</office:document-meta>
</file>